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Osterhasenkindergarten</text:span><text:line-break/>Große Aufregung herrschte auf den Osterinseln. Nur noch wenige Tage bis Ostern und weit und breit war kein Osterhase zu sehen. Der kleine Mümmelmann hatte sich schon vor ein paar Wochen auf die lange Reise zum Weihnachtsmann begeben und seitdem hatte kein Bewohner der kleinen Insel auch nur eine Nachricht von ihm gehört.<text:line-break/>Und doch mussten wie jedes Jahr um diese Zeit die Vorbereitungen für die bevorstehenden Ostertage getroffen werden. Eier bemalen, passende Verstecke suchen, Backen und Kochen für die Feiertage und so vieles mehr. Mit großem Eifer tat jeder was er nur kann um das Fehlen des Oberosterhasen zu überbrücken.<text:line-break/>Auch im Hasenkindergarten herrschte ein reges Gewimmel. Zu Hause würden die kleinen Häsinnen und Hasen nur bei den Vorbereitungen stören und so tummelten sich bereits am frühen Morgen 20 kleine Hasenkinder in den Gruppenräumen und wurden von Miss Hoppel betreut.<text:line-break/>Ausnahmlos alle Hasenkinder waren sehr nervös, denn auch sie wussten, welche Aufregung unter ihren Eltern herrschte.<text:line-break/>„Wir wollen dem Osterhasen auch helfen“, rief die kleine Häsin Lisa kurzentschlossen, denn nicht nur sie wollte nicht mehr tatenlos zusehen, wie die Erwachsenen arbeiteten. „Oh ja, wir wollen auch Eier bemalen“, stimmten nun auch die anderen Hasenkinder ein.<text:line-break/>Miss Hoppel dachte kurz nach, bevor sie mit dem Antworten begann. Die Hasenkinder waren noch zu jung, um die Eier richtig bemalen zu können. Und doch musste es eine Möglichkeit geben, damit auch sie bei den Vorbereitungen für das Osterfest helfen konnten. <text:line-break/>„Ich habe eine Idee“, antwortete sie plötzlich und verließ für einen kurzen Augenblick den Gruppenraum, um, mit Filz, Tonpapier, Schere und einem Eimer mit Klebstoff in der Hand, wieder zurückzukommen. „Wir basteln ein paar Hasenanhänger. Mit diesen Anhängern können wir dann den Osterstrauch auf dem Marktplatz schmücken. Denn dazu kommen die großen Hasen dieses Jahr nicht. Und der Osterhase, welcher diese Aufgabe eigentlich übernimmt, ist wie ihr alle wisst, leider noch nicht da.“<text:line-break/>Während sie sprach, breitete sie braunen Filz auf den Tisch aus und schaute in die verwunderten Gesichter der Hasenkinder.<text:line-break/>„Diesen Filz schneide ich euch nun in lange Streifen, welche jeweils 2cm breit und zusammen 90cm lang sind. Diese benötigen wir später für den Körper des Hasen.“ <text:line-break/>Während Miss Hoppel den Kindern diesen Schritt erzählte, schnitt sie fleißig die Filzstreifen zu. Dann fertigte sie ebenso viele braune Streifen mit einer Länge von 30cm und einer Breite von 2cm an und legte sie ebenfalls zur Seite.<text:line-break/>„Wofür brauchen wir denn die kurzen Streifen?“, möchte Stups wissen.<text:line-break/>„Die sind doch bestimmt für den Kopf, oder Miss Hoppel?“, antwortete Jack auf Stups Frage und ist stolz, als Miss Hoppel freudig mit dem Kopf nickt. <text:line-break/>„Nun nimmt sich jeder von euch einen kurzen und einen langen Steifen und rollt sie zu je einen Schneckenhaus zusammen. Das Ende klebt ihr dann mit Leim gut fest. Aber achtet darauf, dass ihr nicht zu viel Leim nehmt.“ Bei den letzten Worten schaute sie besonders auf den frechen Stups.<text:line-break/>Die Hasenkinder ließen sich das nicht lange sagen und schon wenige Sekunden später saßen sie beschäftigt bei der Sache. <text:line-break/>Als auch der Letzte seine Streifen aufgerollt hatte, fuhr Miss Hoppel mit der Erklärung fort. <text:line-break/>„Jeder von euch nimmt sich jetzt ein Stück braunes Tonpapier, aus welchen wir die Hasenohren fertigen wollen. Dazu habe ich bereits ein paar Schablonen vorbereitet.“<text:line-break/>Schnell stürzten sich die kleinen Hasen auf die Pappohren, denn ein jeder wollte der Erste sein.<text:line-break/>Als alle Teile vorbereitet waren und jedes Hasenkind zwei Tonpapierohren vor sich auf der Arbeitsfläche liegen hatte, fuhr Miss Hoppel mit der Erklärung fort.<text:line-break/>„Mit etwas Kleber befestigt ihr nun die beiden Filzrollen aufeinander, so dass der Körper des Hasen erkennbar ist.“ Sie hielt kurz inne und beobachtete das Gewusel der kleinen Häschen, bevor sie weiter sprach. „Die Pappohren klebt ihr an die kleine Rolle, denn diese bildet den Kopf. Bingt sie dafür seitlich an der gerollten Fläche an.“<text:line-break/>„Aber nun fehlen doch noch Nase, Augen und Barthaare“, rief die kleine Lisa aufgeregt.<text:line-break/><text:soft-page-break/>„Dazu kommen wir nun“, beruhigte Miss Hoppel sie.<text:line-break/>„Für die Augen benötigen wir ein paar kleine weiße Kreise. Diese kann man am besten mit dem Locher herstellen, denn der weiße Filz lässt sich auch lochen. Auf diese Kreise malt ihr einen kleinen schwarzen Punkt und klebt das Ganze auf die kleinen Filzrollen. Achtet jedoch darauf, dass sie auf die schmale Seite kommen, etwas unterhalb der Ohren. Zum Schluss kommen die Barthaare und die Nase dran. Für die Barthaare benötigen wir ganz dünn geschnittene Filzstreifen in schwarz. Ein paar von euch können dafür auch Wolle verwenden, es könnte sein, dass das Filz nicht für alle ausreicht. . Und für die Nase benötigen wir einen kleinen schwarzen Kreis, welchen wir ebenfalls mit dem Locher herstellen. Die Barthaare und die Nase werden etwas unterhalb der Augen aufgeklebt.“<text:line-break/>Die Hasenkinder taten wie ihnen geheißen und man konnte überall schon kleine Filzhasen erkennen. <text:line-break/>„Aber brauchen wir nicht auch noch einen Stummelschwanz?“, fragte Stups und hatte sich schnell etwas Watte aus der Bastelkiste geschnappt und diese seinem Hasen als Schwänzchen angeklebt.<text:line-break/>Miss Hoppel lachte. „Natürlich kann euer Häschen auch einen Stummelschwanz bekommen.“<text:line-break/>Als die Kinder fertig waren, nahm Miss Hoppel sich Schere, Nadel und Faden zur Hand und zog durch jeden Hasen einen Aufhängfaden durch den Kopf, schließlich konnten die Hasen sonst nicht an den Zweigen des Osterbaumes baumeln.<text:line-break/>„Dürfen wir noch weitere Hasen basteln?“, riefen einige Hasenkinder unterdessen aufgeregt. <text:line-break/>„Aber natürlich“, antwortete Miss Hoppel ihnen. „Unser Osterstrauch soll doch schön geschmückt sein. Ihr dürft auch andere Filzfarben, wie weiß oder schwarz für die Hasen benutzen, denn es gibt ja nicht nur braune Hasen.“<text:line-break/>Am Nachmittag machten sich die Hasenkinder zusammen mit Miss Hoppel und ihren Eltern auf den Weg zum Marktplatz, damit sie ihre kleinen Hasen am Osterstrauch aufhängen konnten. Doch nicht nur die Eltern staunten über den wunderschön geschmückten Osterstrauch. Auch der Osterhase, welcher gerade noch rechtzeitig zum Osterfest aufgetaucht war, freute sich sehr darüber. Das Osterfest konnte nun begi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ire </meta:initial-creator>
    <meta:creation-date>2012-03-15T11:07:36</meta:creation-date>
    <meta:document-statistic meta:table-count="0" meta:image-count="0" meta:object-count="0" meta:page-count="2" meta:paragraph-count="1" meta:word-count="995" meta:character-count="6260"/>
    <dc:date>2012-03-15T11:07:52</dc:date>
    <dc:creator>noire </dc:creator>
    <meta:editing-duration>PT00H00M18S</meta:editing-duration>
    <meta:editing-cycles>1</meta:editing-cycles>
    <meta:generator>OpenOffice.org/3.2$Linux OpenOffice.org_project/320m12$Build-9483</meta:generator>
  </office:meta>
</office:document-meta>
</file>